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6.4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Mang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Number of elements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Number of queries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Time Consumed(secs) by test.cpp</text:p>
          </table:table-cell>
          <table:table-cell office:value-type="float" office:value="0.03716" calcext:value-type="float">
            <text:p>0.03716</text:p>
          </table:table-cell>
          <table:table-cell office:value-type="float" office:value="0.106877" calcext:value-type="float">
            <text:p>0.106877</text:p>
          </table:table-cell>
          <table:table-cell office:value-type="float" office:value="0.469213" calcext:value-type="float">
            <text:p>0.469213</text:p>
          </table:table-cell>
        </table:table-row>
        <table:table-row table:style-name="ro1">
          <table:table-cell table:style-name="ce1" office:value-type="string" calcext:value-type="string">
            <text:p>Time Consumed(secs) by bruteforce.cpp</text:p>
          </table:table-cell>
          <table:table-cell office:value-type="float" office:value="0.13969" calcext:value-type="float">
            <text:p>0.13969</text:p>
          </table:table-cell>
          <table:table-cell office:value-type="float" office:value="1.16744" calcext:value-type="float">
            <text:p>1.16744</text:p>
          </table:table-cell>
          <table:table-cell office:value-type="float" office:value="23.42" calcext:value-type="float">
            <text:p>23.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3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3T14:53:54.691812107</meta:creation-date>
    <dc:date>2018-03-03T14:57:06.132881541</dc:date>
    <meta:editing-duration>PT3M14S</meta:editing-duration>
    <meta:editing-cycles>1</meta:editing-cycles>
    <meta:document-statistic meta:table-count="1" meta:cell-count="16" meta:object-count="0"/>
    <meta:generator>LibreOffice/5.3.1.2$Linux_X86_64 LibreOffice_project/30m0$Build-2</meta:generator>
  </office:meta>
</office:document-meta>
</file>